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10_12-04-02_000.jpg</text:p>
          </table:table-cell>
          <table:table-cell table:style-name="ce14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10_16-59-25_000.jpg</text:p>
          </table:table-cell>
          <table:table-cell table:style-name="ce19" office:value-type="string">
            <text:p>:m 東和 PHOTO / 201211f / 東神奈川駅 / 西神奈川県１丁目計画 / １名 / 日建（NIPPO） / 資料：交通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3" table:formula="of:=IF([.E3]=&quot;&quot;;[.C3];CONCATENATE([.C3];&quot; / &quot;;[.E3]))" office:value-type="string" office:string-value=":m 東和 PHOTO / 201211f / 東神奈川駅 / 西神奈川県１丁目計画 / １名 / 日建（NIPPO） / 資料：交通">
            <text:p>:m 東和 PHOTO / 201211f / 東神奈川駅 / 西神奈川県１丁目計画 / １名 / 日建（NIPPO） / 資料：交通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0_17-00-32_000.jpg</text:p>
          </table:table-cell>
          <table:table-cell table:style-name="ce19" office:value-type="string">
            <text:p>:m 東和 PHOTO / 201211f / 東神奈川駅 / 西神奈川県１丁目計画 / １名 / 日建（NIPPO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436279 E-139-34-49.379882</text:p>
          </table:table-cell>
          <table:table-cell table:style-name="ce33" table:formula="of:=IF([.E4]=&quot;&quot;;[.C4];CONCATENATE([.C4];&quot; / &quot;;[.E4]))" office:value-type="string" office:string-value=":m 東和 PHOTO / 201211f / 東神奈川駅 / 西神奈川県１丁目計画 / １名 / 日建（NIPPO） / 資料：スケジュール">
            <text:p>:m 東和 PHOTO / 201211f / 東神奈川駅 / 西神奈川県１丁目計画 / １名 / 日建（NIPPO） / 資料：スケジュール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0_17-01-05_000.jpg</text:p>
          </table:table-cell>
          <table:table-cell table:style-name="ce19" office:value-type="string">
            <text:p>:m 東和 PHOTO / 201211f / 東神奈川駅 / 西神奈川県１丁目計画 / １名 / 日建（NIPPO） / 資料：天気</text:p>
          </table:table-cell>
          <table:table-cell table:style-name="ce18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3" table:formula="of:=IF([.E5]=&quot;&quot;;[.C5];CONCATENATE([.C5];&quot; / &quot;;[.E5]))" office:value-type="string" office:string-value=":m 東和 PHOTO / 201211f / 東神奈川駅 / 西神奈川県１丁目計画 / １名 / 日建（NIPPO） / 資料：天気">
            <text:p>:m 東和 PHOTO / 201211f / 東神奈川駅 / 西神奈川県１丁目計画 / １名 / 日建（NIPPO） / 資料：天気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0_17-01-44_000.jpg</text:p>
          </table:table-cell>
          <table:table-cell table:style-name="ce19" office:value-type="string">
            <text:p>:m 東和 PHOTO / 201211f / 東神奈川駅 / 西神奈川県１丁目計画 / １名 / 日建（NIPPO） / 資料：交通</text:p>
          </table:table-cell>
          <table:table-cell table:style-name="ce16"/>
          <table:table-cell table:style-name="ce4"/>
          <table:table-cell table:style-name="ce4" office:value-type="string">
            <text:p>N-35-35-28.450012 E-139-34-49.544677</text:p>
          </table:table-cell>
          <table:table-cell table:style-name="ce33" table:formula="of:=IF([.E6]=&quot;&quot;;[.C6];CONCATENATE([.C6];&quot; / &quot;;[.E6]))" office:value-type="string" office:string-value=":m 東和 PHOTO / 201211f / 東神奈川駅 / 西神奈川県１丁目計画 / １名 / 日建（NIPPO） / 資料：交通">
            <text:p>:m 東和 PHOTO / 201211f / 東神奈川駅 / 西神奈川県１丁目計画 / １名 / 日建（NIPPO） / 資料：交通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0_17-06-07_001.jpg</text:p>
          </table:table-cell>
          <table:table-cell table:style-name="ce19" office:value-type="string">
            <text:p>:m 東和 PHOTO / 201211f / 東神奈川駅 / 西神奈川県１丁目計画 / １名 / 日建（NIPPO） / 資料：指示書</text:p>
          </table:table-cell>
          <table:table-cell table:style-name="ce16"/>
          <table:table-cell table:style-name="ce4"/>
          <table:table-cell table:style-name="ce4"/>
          <table:table-cell table:style-name="ce33" table:formula="of:=IF([.E7]=&quot;&quot;;[.C7];CONCATENATE([.C7];&quot; / &quot;;[.E7]))" office:value-type="string" office:string-value=":m 東和 PHOTO / 201211f / 東神奈川駅 / 西神奈川県１丁目計画 / １名 / 日建（NIPPO） / 資料：指示書">
            <text:p>:m 東和 PHOTO / 201211f / 東神奈川駅 / 西神奈川県１丁目計画 / １名 / 日建（NIPPO） / 資料：指示書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10_17-06-12_001.jpg</text:p>
          </table:table-cell>
          <table:table-cell table:style-name="ce19" office:value-type="string">
            <text:p>:m 東和 PHOTO / 201211f / 東神奈川駅 / 西神奈川県１丁目計画 / １名 / 日建（NIPPO） / 資料：指示書</text:p>
          </table:table-cell>
          <table:table-cell table:style-name="ce17"/>
          <table:table-cell table:style-name="ce4"/>
          <table:table-cell table:style-name="ce4"/>
          <table:table-cell table:style-name="ce33" table:formula="of:=IF([.E8]=&quot;&quot;;[.C8];CONCATENATE([.C8];&quot; / &quot;;[.E8]))" office:value-type="string" office:string-value=":m 東和 PHOTO / 201211f / 東神奈川駅 / 西神奈川県１丁目計画 / １名 / 日建（NIPPO） / 資料：指示書">
            <text:p>:m 東和 PHOTO / 201211f / 東神奈川駅 / 西神奈川県１丁目計画 / １名 / 日建（NIPPO） / 資料：指示書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10_17-06-50_000.jpg</text:p>
          </table:table-cell>
          <table:table-cell table:style-name="ce19" office:value-type="string">
            <text:p>:m 東和 PHOTO / 201211f / 東神奈川駅 / 西神奈川県１丁目計画 / １名 / 日建（NIPPO） / 資料：指示書</text:p>
          </table:table-cell>
          <table:table-cell table:style-name="ce18"/>
          <table:table-cell table:style-name="ce4"/>
          <table:table-cell table:style-name="ce4"/>
          <table:table-cell table:style-name="ce33" table:formula="of:=IF([.E9]=&quot;&quot;;[.C9];CONCATENATE([.C9];&quot; / &quot;;[.E9]))" office:value-type="string" office:string-value=":m 東和 PHOTO / 201211f / 東神奈川駅 / 西神奈川県１丁目計画 / １名 / 日建（NIPPO） / 資料：指示書">
            <text:p>:m 東和 PHOTO / 201211f / 東神奈川駅 / 西神奈川県１丁目計画 / １名 / 日建（NIPPO） / 資料：指示書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2-10_17-15-55_000.jpg</text:p>
          </table:table-cell>
          <table:table-cell table:style-name="ce19" office:value-type="string">
            <text:p>:m 東和 PHOTO / 201211f / 東神奈川駅 / 西神奈川県１丁目計画 / １名 / 日建（NIPPO） / 資料：地図</text:p>
          </table:table-cell>
          <table:table-cell table:style-name="ce18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3" table:formula="of:=IF([.E10]=&quot;&quot;;[.C10];CONCATENATE([.C10];&quot; / &quot;;[.E10]))" office:value-type="string" office:string-value=":m 東和 PHOTO / 201211f / 東神奈川駅 / 西神奈川県１丁目計画 / １名 / 日建（NIPPO） / 資料：地図">
            <text:p>:m 東和 PHOTO / 201211f / 東神奈川駅 / 西神奈川県１丁目計画 / １名 / 日建（NIPPO） / 資料：地図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10_17-19-00_000.jpg</text:p>
          </table:table-cell>
          <table:table-cell table:style-name="ce19" office:value-type="string">
            <text:p>:m 東和 PHOTO / 201211f / 東神奈川駅 / 西神奈川県１丁目計画 / １名 / 日建（NIPPO） / 資料：地図：ストリート</text:p>
          </table:table-cell>
          <table:table-cell table:style-name="ce16"/>
          <table:table-cell table:style-name="ce4"/>
          <table:table-cell table:style-name="ce4" office:value-type="string">
            <text:p>N-35-35-28.546142 E-139-34-49.050292</text:p>
          </table:table-cell>
          <table:table-cell table:style-name="ce33" table:formula="of:=IF([.E11]=&quot;&quot;;[.C11];CONCATENATE([.C11];&quot; / &quot;;[.E11]))" office:value-type="string" office:string-value=":m 東和 PHOTO / 201211f / 東神奈川駅 / 西神奈川県１丁目計画 / １名 / 日建（NIPPO） / 資料：地図：ストリート">
            <text:p>:m 東和 PHOTO / 201211f / 東神奈川駅 / 西神奈川県１丁目計画 / １名 / 日建（NIPPO） / 資料：地図：ストリート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10_20-39-27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3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10_21-25-46_000.jpg</text:p>
          </table:table-cell>
          <table:table-cell table:style-name="ce8" office:value-type="string">
            <text:p>:PHOTO 記録 / @自室 / 開始：使用 / 歯間用の、輪っか紐、プラスチック製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3" table:formula="of:=IF([.E13]=&quot;&quot;;[.C13];CONCATENATE([.C13];&quot; / &quot;;[.E13]))" office:value-type="string" office:string-value=":PHOTO 記録 / @自室 / 開始：使用 / 歯間用の、輪っか紐、プラスチック製">
            <text:p>:PHOTO 記録 / @自室 / 開始：使用 / 歯間用の、輪っか紐、プラスチック製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2-10_22-27-15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477478 E-139-34-49.379882</text:p>
          </table:table-cell>
          <table:table-cell table:style-name="ce33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2-11_04-07-26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3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2-11_05-21-31_000.jpg</text:p>
          </table:table-cell>
          <table:table-cell table:style-name="ce19" office:value-type="string">
            <text:p>:m 東和 PHOTO / 201211f / 東神奈川駅 / 西神奈川県１丁目計画 / １名 / 日建（NIPPO） / 出発時間 / N-35-35-28.463745 E-139-34-49.764404</text:p>
          </table:table-cell>
          <table:table-cell table:style-name="ce16"/>
          <table:table-cell table:style-name="ce4" table:formula="of:=[.F16]" office:value-type="string" office:string-value="N-35-35-28.463745 E-139-34-49.764404">
            <text:p>N-35-35-28.463745 E-139-34-49.764404</text:p>
          </table:table-cell>
          <table:table-cell table:style-name="ce4" office:value-type="string">
            <text:p>N-35-35-28.463745 E-139-34-49.764404</text:p>
          </table:table-cell>
          <table:table-cell table:style-name="ce33" table:formula="of:=IF([.E16]=&quot;&quot;;[.C16];CONCATENATE([.C16];&quot; / &quot;;[.E16]))" office:value-type="string" office:string-value=":m 東和 PHOTO / 201211f / 東神奈川駅 / 西神奈川県１丁目計画 / １名 / 日建（NIPPO） / 出発時間 / N-35-35-28.463745 E-139-34-49.764404 / N-35-35-28.463745 E-139-34-49.764404">
            <text:p>:m 東和 PHOTO / 201211f / 東神奈川駅 / 西神奈川県１丁目計画 / １名 / 日建（NIPPO） / 出発時間 / N-35-35-28.463745 E-139-34-49.764404 / N-35-35-28.463745 E-139-34-49.764404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2-11_05-33-15_000.jpg</text:p>
          </table:table-cell>
          <table:table-cell table:style-name="ce8" office:value-type="string">
            <text:p>:PHOTO 記録 / @富士見台小学校：プールの柵：南側 / 掲示物：「ネコにエサをあげないでください」 / N-35-35-14.607238 E-139-34-49.709472</text:p>
          </table:table-cell>
          <table:table-cell table:style-name="ce18"/>
          <table:table-cell table:style-name="ce4" table:formula="of:=[.F17]" office:value-type="string" office:string-value="N-35-35-14.607238 E-139-34-49.709472">
            <text:p>N-35-35-14.607238 E-139-34-49.709472</text:p>
          </table:table-cell>
          <table:table-cell table:style-name="ce4" office:value-type="string">
            <text:p>N-35-35-14.607238 E-139-34-49.709472</text:p>
          </table:table-cell>
          <table:table-cell table:style-name="ce33" table:formula="of:=IF([.E17]=&quot;&quot;;[.C17];CONCATENATE([.C17];&quot; / &quot;;[.E17]))" office:value-type="string" office:string-value=":PHOTO 記録 / @富士見台小学校：プールの柵：南側 / 掲示物：「ネコにエサをあげないでください」 / N-35-35-14.607238 E-139-34-49.709472 / N-35-35-14.607238 E-139-34-49.709472">
            <text:p>:PHOTO 記録 / @富士見台小学校：プールの柵：南側 / 掲示物：「ネコにエサをあげないでください」 / N-35-35-14.607238 E-139-34-49.709472 / N-35-35-14.607238 E-139-34-49.709472</text:p>
          </table:table-cell>
          <table:table-cell table:style-name="ce4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2-11_05-33-18_000.jpg</text:p>
          </table:table-cell>
          <table:table-cell table:style-name="ce8" office:value-type="string">
            <text:p>:PHOTO 記録 / @富士見台小学校：プールの柵：南側 / 掲示物：「ネコにエサをあげないでください」 / N-35-35-14.607238 E-139-34-49.709472</text:p>
          </table:table-cell>
          <table:table-cell table:style-name="ce16"/>
          <table:table-cell table:style-name="ce4" table:formula="of:=[.F18]" office:value-type="string" office:string-value="N-35-35-14.607238 E-139-34-49.709472">
            <text:p>N-35-35-14.607238 E-139-34-49.709472</text:p>
          </table:table-cell>
          <table:table-cell table:style-name="ce4" office:value-type="string">
            <text:p>N-35-35-14.607238 E-139-34-49.709472</text:p>
          </table:table-cell>
          <table:table-cell table:style-name="ce33" table:formula="of:=IF([.E18]=&quot;&quot;;[.C18];CONCATENATE([.C18];&quot; / &quot;;[.E18]))" office:value-type="string" office:string-value=":PHOTO 記録 / @富士見台小学校：プールの柵：南側 / 掲示物：「ネコにエサをあげないでください」 / N-35-35-14.607238 E-139-34-49.709472 / N-35-35-14.607238 E-139-34-49.709472">
            <text:p>:PHOTO 記録 / @富士見台小学校：プールの柵：南側 / 掲示物：「ネコにエサをあげないでください」 / N-35-35-14.607238 E-139-34-49.709472 / N-35-35-14.607238 E-139-34-49.70947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2-11_05-33-26_000.jpg</text:p>
          </table:table-cell>
          <table:table-cell table:style-name="ce8" office:value-type="string">
            <text:p>:PHOTO 記録 / @富士見台小学校：プールの柵：南側 / 掲示物：「ネコにエサをあげないでください」 / N-35-35-14.607238 E-139-34-49.709472</text:p>
          </table:table-cell>
          <table:table-cell table:style-name="ce17"/>
          <table:table-cell table:style-name="ce4" table:formula="of:=[.F19]" office:value-type="string" office:string-value="N-35-35-14.607238 E-139-34-49.709472">
            <text:p>N-35-35-14.607238 E-139-34-49.709472</text:p>
          </table:table-cell>
          <table:table-cell table:style-name="ce4" office:value-type="string">
            <text:p>N-35-35-14.607238 E-139-34-49.709472</text:p>
          </table:table-cell>
          <table:table-cell table:style-name="ce33" table:formula="of:=IF([.E19]=&quot;&quot;;[.C19];CONCATENATE([.C19];&quot; / &quot;;[.E19]))" office:value-type="string" office:string-value=":PHOTO 記録 / @富士見台小学校：プールの柵：南側 / 掲示物：「ネコにエサをあげないでください」 / N-35-35-14.607238 E-139-34-49.709472 / N-35-35-14.607238 E-139-34-49.709472">
            <text:p>:PHOTO 記録 / @富士見台小学校：プールの柵：南側 / 掲示物：「ネコにエサをあげないでください」 / N-35-35-14.607238 E-139-34-49.709472 / N-35-35-14.607238 E-139-34-49.70947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2-11_05-33-36_000.jpg</text:p>
          </table:table-cell>
          <table:table-cell table:style-name="ce8" office:value-type="string">
            <text:p>:PHOTO 記録 / @富士見台小学校：プールの柵：南側 / 掲示物：「ネコにエサをあげないでください」 / N-35-35-14.799499 E-139-34-50.148925</text:p>
          </table:table-cell>
          <table:table-cell table:style-name="ce18"/>
          <table:table-cell table:style-name="ce4" table:formula="of:=[.F20]" office:value-type="string" office:string-value="N-35-35-14.799499 E-139-34-50.148925">
            <text:p>N-35-35-14.799499 E-139-34-50.148925</text:p>
          </table:table-cell>
          <table:table-cell table:style-name="ce4" office:value-type="string">
            <text:p>N-35-35-14.799499 E-139-34-50.148925</text:p>
          </table:table-cell>
          <table:table-cell table:style-name="ce33" table:formula="of:=IF([.E20]=&quot;&quot;;[.C20];CONCATENATE([.C20];&quot; / &quot;;[.E20]))" office:value-type="string" office:string-value=":PHOTO 記録 / @富士見台小学校：プールの柵：南側 / 掲示物：「ネコにエサをあげないでください」 / N-35-35-14.799499 E-139-34-50.148925 / N-35-35-14.799499 E-139-34-50.148925">
            <text:p>:PHOTO 記録 / @富士見台小学校：プールの柵：南側 / 掲示物：「ネコにエサをあげないでください」 / N-35-35-14.799499 E-139-34-50.148925 / N-35-35-14.799499 E-139-34-50.14892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2-11_05-38-58_000.jpg</text:p>
          </table:table-cell>
          <table:table-cell table:style-name="ce17" office:value-type="string">
            <text:p>:PHOTO 記録しておきたいもの / @宮前平駅：北側道路：旧「ロイヤル」跡地の前、他 / 工事中、早朝 / N-35-35-6.765747 E-139-34-52.950439</text:p>
          </table:table-cell>
          <table:table-cell table:style-name="ce16"/>
          <table:table-cell table:style-name="ce4" table:formula="of:=[.F21]" office:value-type="string" office:string-value="N-35-35-6.765747 E-139-34-52.950439">
            <text:p>N-35-35-6.765747 E-139-34-52.950439</text:p>
          </table:table-cell>
          <table:table-cell table:style-name="ce4" office:value-type="string">
            <text:p>N-35-35-6.765747 E-139-34-52.950439</text:p>
          </table:table-cell>
          <table:table-cell table:style-name="ce33" table:formula="of:=IF([.E21]=&quot;&quot;;[.C21];CONCATENATE([.C21];&quot; / &quot;;[.E21]))" office:value-type="string" office:string-value=":PHOTO 記録しておきたいもの / @宮前平駅：北側道路：旧「ロイヤル」跡地の前、他 / 工事中、早朝 / N-35-35-6.765747 E-139-34-52.950439 / N-35-35-6.765747 E-139-34-52.950439">
            <text:p>:PHOTO 記録しておきたいもの / @宮前平駅：北側道路：旧「ロイヤル」跡地の前、他 / 工事中、早朝 / N-35-35-6.765747 E-139-34-52.950439 / N-35-35-6.765747 E-139-34-52.95043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2-11_05-39-03_000.jpg</text:p>
          </table:table-cell>
          <table:table-cell table:style-name="ce17" office:value-type="string">
            <text:p>:PHOTO 記録しておきたいもの / @宮前平駅：北側道路：旧「ロイヤル」跡地の前、他 / 工事中、早朝 / N-35-35-6.765747 E-139-34-52.950439</text:p>
          </table:table-cell>
          <table:table-cell table:style-name="ce16"/>
          <table:table-cell table:style-name="ce4" table:formula="of:=[.F22]" office:value-type="string" office:string-value="N-35-35-6.765747 E-139-34-52.950439">
            <text:p>N-35-35-6.765747 E-139-34-52.950439</text:p>
          </table:table-cell>
          <table:table-cell table:style-name="ce4" office:value-type="string">
            <text:p>N-35-35-6.765747 E-139-34-52.950439</text:p>
          </table:table-cell>
          <table:table-cell table:style-name="ce33" table:formula="of:=IF([.E22]=&quot;&quot;;[.C22];CONCATENATE([.C22];&quot; / &quot;;[.E22]))" office:value-type="string" office:string-value=":PHOTO 記録しておきたいもの / @宮前平駅：北側道路：旧「ロイヤル」跡地の前、他 / 工事中、早朝 / N-35-35-6.765747 E-139-34-52.950439 / N-35-35-6.765747 E-139-34-52.950439">
            <text:p>:PHOTO 記録しておきたいもの / @宮前平駅：北側道路：旧「ロイヤル」跡地の前、他 / 工事中、早朝 / N-35-35-6.765747 E-139-34-52.950439 / N-35-35-6.765747 E-139-34-52.95043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2-11_05-39-07_000.jpg</text:p>
          </table:table-cell>
          <table:table-cell table:style-name="ce17" office:value-type="string">
            <text:p>:PHOTO 記録しておきたいもの / @宮前平駅：北側道路：旧「ロイヤル」跡地の前、他 / 工事中、早朝 / N-35-35-6.765747 E-139-34-52.950439</text:p>
          </table:table-cell>
          <table:table-cell table:style-name="ce23"/>
          <table:table-cell table:style-name="ce4" table:formula="of:=[.F23]" office:value-type="string" office:string-value="N-35-35-6.765747 E-139-34-52.950439">
            <text:p>N-35-35-6.765747 E-139-34-52.950439</text:p>
          </table:table-cell>
          <table:table-cell table:style-name="ce4" office:value-type="string">
            <text:p>N-35-35-6.765747 E-139-34-52.950439</text:p>
          </table:table-cell>
          <table:table-cell table:style-name="ce33" table:formula="of:=IF([.E23]=&quot;&quot;;[.C23];CONCATENATE([.C23];&quot; / &quot;;[.E23]))" office:value-type="string" office:string-value=":PHOTO 記録しておきたいもの / @宮前平駅：北側道路：旧「ロイヤル」跡地の前、他 / 工事中、早朝 / N-35-35-6.765747 E-139-34-52.950439 / N-35-35-6.765747 E-139-34-52.950439">
            <text:p>:PHOTO 記録しておきたいもの / @宮前平駅：北側道路：旧「ロイヤル」跡地の前、他 / 工事中、早朝 / N-35-35-6.765747 E-139-34-52.950439 / N-35-35-6.765747 E-139-34-52.950439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2-11_05-39-17_000.jpg</text:p>
          </table:table-cell>
          <table:table-cell table:style-name="ce17" office:value-type="string">
            <text:p>:PHOTO 記録しておきたいもの / @宮前平駅：北側道路：旧「ロイヤル」跡地の前、他 / 工事中、早朝 / N-35-35-6.54602 E-139-34-52.730712</text:p>
          </table:table-cell>
          <table:table-cell table:style-name="ce17"/>
          <table:table-cell table:style-name="ce4" table:formula="of:=[.F24]" office:value-type="string" office:string-value="N-35-35-6.54602 E-139-34-52.730712">
            <text:p>N-35-35-6.54602 E-139-34-52.730712</text:p>
          </table:table-cell>
          <table:table-cell table:style-name="ce4" office:value-type="string">
            <text:p>N-35-35-6.54602 E-139-34-52.730712</text:p>
          </table:table-cell>
          <table:table-cell table:style-name="ce33" table:formula="of:=IF([.E24]=&quot;&quot;;[.C24];CONCATENATE([.C24];&quot; / &quot;;[.E24]))" office:value-type="string" office:string-value=":PHOTO 記録しておきたいもの / @宮前平駅：北側道路：旧「ロイヤル」跡地の前、他 / 工事中、早朝 / N-35-35-6.54602 E-139-34-52.730712 / N-35-35-6.54602 E-139-34-52.730712">
            <text:p>:PHOTO 記録しておきたいもの / @宮前平駅：北側道路：旧「ロイヤル」跡地の前、他 / 工事中、早朝 / N-35-35-6.54602 E-139-34-52.730712 / N-35-35-6.54602 E-139-34-52.73071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2-11_07-26-35_000.jpg</text:p>
          </table:table-cell>
          <table:table-cell table:style-name="ce19" office:value-type="string">
            <text:p>:m 東和 PHOTO / 201211f / 東神奈川駅 / 西神奈川県１丁目計画 / １名 / 日建（NIPPO） / 現場状況 / N-35-28-45.238037 E-139-37-51.09375</text:p>
          </table:table-cell>
          <table:table-cell table:style-name="ce18"/>
          <table:table-cell table:style-name="ce4" table:formula="of:=[.F25]" office:value-type="string" office:string-value="N-35-28-45.238037 E-139-37-51.09375">
            <text:p>N-35-28-45.238037 E-139-37-51.09375</text:p>
          </table:table-cell>
          <table:table-cell table:style-name="ce4" office:value-type="string">
            <text:p>N-35-28-45.238037 E-139-37-51.09375</text:p>
          </table:table-cell>
          <table:table-cell table:style-name="ce33" table:formula="of:=IF([.E25]=&quot;&quot;;[.C25];CONCATENATE([.C25];&quot; / &quot;;[.E25]))" office:value-type="string" office:string-value=":m 東和 PHOTO / 201211f / 東神奈川駅 / 西神奈川県１丁目計画 / １名 / 日建（NIPPO） / 現場状況 / N-35-28-45.238037 E-139-37-51.09375 / N-35-28-45.238037 E-139-37-51.09375">
            <text:p>:m 東和 PHOTO / 201211f / 東神奈川駅 / 西神奈川県１丁目計画 / １名 / 日建（NIPPO） / 現場状況 / N-35-28-45.238037 E-139-37-51.09375 / N-35-28-45.238037 E-139-37-51.0937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2-11_07-26-36_000.jpg</text:p>
          </table:table-cell>
          <table:table-cell table:style-name="ce19" office:value-type="string">
            <text:p>:m 東和 PHOTO / 201211f / 東神奈川駅 / 西神奈川県１丁目計画 / １名 / 日建（NIPPO） / 現場状況 / N-35-28-45.238037 E-139-37-51.09375</text:p>
          </table:table-cell>
          <table:table-cell table:style-name="ce16"/>
          <table:table-cell table:style-name="ce4" table:formula="of:=[.F26]" office:value-type="string" office:string-value="N-35-28-45.238037 E-139-37-51.09375">
            <text:p>N-35-28-45.238037 E-139-37-51.09375</text:p>
          </table:table-cell>
          <table:table-cell table:style-name="ce4" office:value-type="string">
            <text:p>N-35-28-45.238037 E-139-37-51.09375</text:p>
          </table:table-cell>
          <table:table-cell table:style-name="ce33" table:formula="of:=IF([.E26]=&quot;&quot;;[.C26];CONCATENATE([.C26];&quot; / &quot;;[.E26]))" office:value-type="string" office:string-value=":m 東和 PHOTO / 201211f / 東神奈川駅 / 西神奈川県１丁目計画 / １名 / 日建（NIPPO） / 現場状況 / N-35-28-45.238037 E-139-37-51.09375 / N-35-28-45.238037 E-139-37-51.09375">
            <text:p>:m 東和 PHOTO / 201211f / 東神奈川駅 / 西神奈川県１丁目計画 / １名 / 日建（NIPPO） / 現場状況 / N-35-28-45.238037 E-139-37-51.09375 / N-35-28-45.238037 E-139-37-51.0937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2-11_07-26-46_000.jpg</text:p>
          </table:table-cell>
          <table:table-cell table:style-name="ce19" office:value-type="string">
            <text:p>:m 東和 PHOTO / 201211f / 東神奈川駅 / 西神奈川県１丁目計画 / １名 / 日建（NIPPO） / 現場状況 / N-35-28-45.238037 E-139-37-51.09375</text:p>
          </table:table-cell>
          <table:table-cell table:style-name="ce16"/>
          <table:table-cell table:style-name="ce4" table:formula="of:=[.F27]" office:value-type="string" office:string-value="N-35-28-45.238037 E-139-37-51.09375">
            <text:p>N-35-28-45.238037 E-139-37-51.09375</text:p>
          </table:table-cell>
          <table:table-cell table:style-name="ce4" office:value-type="string">
            <text:p>N-35-28-45.238037 E-139-37-51.09375</text:p>
          </table:table-cell>
          <table:table-cell table:style-name="ce33" table:formula="of:=IF([.E27]=&quot;&quot;;[.C27];CONCATENATE([.C27];&quot; / &quot;;[.E27]))" office:value-type="string" office:string-value=":m 東和 PHOTO / 201211f / 東神奈川駅 / 西神奈川県１丁目計画 / １名 / 日建（NIPPO） / 現場状況 / N-35-28-45.238037 E-139-37-51.09375 / N-35-28-45.238037 E-139-37-51.09375">
            <text:p>:m 東和 PHOTO / 201211f / 東神奈川駅 / 西神奈川県１丁目計画 / １名 / 日建（NIPPO） / 現場状況 / N-35-28-45.238037 E-139-37-51.09375 / N-35-28-45.238037 E-139-37-51.0937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2-11_07-26-52_000.jpg</text:p>
          </table:table-cell>
          <table:table-cell table:style-name="ce19" office:value-type="string">
            <text:p>:m 東和 PHOTO / 201211f / 東神奈川駅 / 西神奈川県１丁目計画 / １名 / 日建（NIPPO） / 現場状況 / N-35-28-45.238037 E-139-37-51.09375</text:p>
          </table:table-cell>
          <table:table-cell table:style-name="ce18"/>
          <table:table-cell table:style-name="ce4" table:formula="of:=[.F28]" office:value-type="string" office:string-value="N-35-28-45.238037 E-139-37-51.09375">
            <text:p>N-35-28-45.238037 E-139-37-51.09375</text:p>
          </table:table-cell>
          <table:table-cell table:style-name="ce4" office:value-type="string">
            <text:p>N-35-28-45.238037 E-139-37-51.09375</text:p>
          </table:table-cell>
          <table:table-cell table:style-name="ce33" table:formula="of:=IF([.E28]=&quot;&quot;;[.C28];CONCATENATE([.C28];&quot; / &quot;;[.E28]))" office:value-type="string" office:string-value=":m 東和 PHOTO / 201211f / 東神奈川駅 / 西神奈川県１丁目計画 / １名 / 日建（NIPPO） / 現場状況 / N-35-28-45.238037 E-139-37-51.09375 / N-35-28-45.238037 E-139-37-51.09375">
            <text:p>:m 東和 PHOTO / 201211f / 東神奈川駅 / 西神奈川県１丁目計画 / １名 / 日建（NIPPO） / 現場状況 / N-35-28-45.238037 E-139-37-51.09375 / N-35-28-45.238037 E-139-37-51.09375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2-11_16-34-27_000.jpg</text:p>
          </table:table-cell>
          <table:table-cell table:style-name="ce19" office:value-type="string">
            <text:p>:m 東和 PHOTO / 201211f / 東神奈川駅 / 西神奈川県１丁目計画 / １名 / 日建（NIPPO） / 帰宅時刻 / N-35-35-28.422546 E-139-34-49.489746</text:p>
          </table:table-cell>
          <table:table-cell table:style-name="ce8"/>
          <table:table-cell table:style-name="ce4" table:formula="of:=[.F29]" office:value-type="string" office:string-value="N-35-35-28.422546 E-139-34-49.489746">
            <text:p>N-35-35-28.422546 E-139-34-49.489746</text:p>
          </table:table-cell>
          <table:table-cell table:style-name="ce4" office:value-type="string">
            <text:p>N-35-35-28.422546 E-139-34-49.489746</text:p>
          </table:table-cell>
          <table:table-cell table:style-name="ce33" table:formula="of:=IF([.E29]=&quot;&quot;;[.C29];CONCATENATE([.C29];&quot; / &quot;;[.E29]))" office:value-type="string" office:string-value=":m 東和 PHOTO / 201211f / 東神奈川駅 / 西神奈川県１丁目計画 / １名 / 日建（NIPPO） / 帰宅時刻 / N-35-35-28.422546 E-139-34-49.489746 / N-35-35-28.422546 E-139-34-49.489746">
            <text:p>:m 東和 PHOTO / 201211f / 東神奈川駅 / 西神奈川県１丁目計画 / １名 / 日建（NIPPO） / 帰宅時刻 / N-35-35-28.422546 E-139-34-49.489746 / N-35-35-28.422546 E-139-34-49.489746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2-11_21-09-50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3" table:formula="of:=IF([.E30]=&quot;&quot;;[.C30];CONCATENATE([.C30];&quot; / &quot;;[.E30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2-12_00-21-40_000.jpg</text:p>
          </table:table-cell>
          <table:table-cell table:style-name="ce19" office:value-type="string">
            <text:p>:m 東和 PHOTO / 201211f / 東神奈川駅 / 西神奈川県１丁目計画 / １名 / 日建（NIPPO） / 日報</text:p>
          </table:table-cell>
          <table:table-cell table:style-name="ce17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3" table:formula="of:=IF([.E31]=&quot;&quot;;[.C31];CONCATENATE([.C31];&quot; / &quot;;[.E31]))" office:value-type="string" office:string-value=":m 東和 PHOTO / 201211f / 東神奈川駅 / 西神奈川県１丁目計画 / １名 / 日建（NIPPO） / 日報">
            <text:p>:m 東和 PHOTO / 201211f / 東神奈川駅 / 西神奈川県１丁目計画 / １名 / 日建（NIPPO） / 日報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2-12_09-14-25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/>
          <table:table-cell table:style-name="ce33" table:formula="of:=IF([.E32]=&quot;&quot;;[.C32];CONCATENATE([.C32];&quot; / &quot;;[.E32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2-12_09-50-34_000.jpg</text:p>
          </table:table-cell>
          <table:table-cell table:style-name="ce19" office:value-type="string">
            <text:p>:m :lets / action activity / やること / 尺八：能の「十体」：いくつかの「体」を、見つけ出してみる</text:p>
          </table:table-cell>
          <table:table-cell table:style-name="ce16"/>
          <table:table-cell table:style-name="ce4"/>
          <table:table-cell table:style-name="ce4" office:value-type="string">
            <text:p>N-35-35-28.326416 E-139-34-49.654541</text:p>
          </table:table-cell>
          <table:table-cell table:style-name="ce33" table:formula="of:=IF([.E33]=&quot;&quot;;[.C33];CONCATENATE([.C33];&quot; / &quot;;[.E33]))" office:value-type="string" office:string-value=":m :lets / action activity / やること / 尺八：能の「十体」：いくつかの「体」を、見つけ出してみる">
            <text:p>:m :lets / action activity / やること / 尺八：能の「十体」：いくつかの「体」を、見つけ出してみ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10_11-28-55_000.mp4</text:p>
          </table:table-cell>
          <table:table-cell table:style-name="ce8" office:value-type="string">
            <text:p>:VIDEO / @自宅 / メモ / kb,keyboard / 演奏、play / k-2020-1210-1 / genr=f-rev:relay-12,key=C,chor=C;Dm;Am,other=topic:クリシェ,for=ph-N</text:p>
          </table:table-cell>
          <table:table-cell table:style-name="ce4"/>
          <table:table-cell table:style-name="ce4"/>
          <table:table-cell table:style-name="ce4"/>
          <table:table-cell table:style-name="ce33" table:formula="of:=IF([.E34]=&quot;&quot;;[.C34];CONCATENATE([.C34];&quot; / &quot;;[.E34]))" office:value-type="string" office:string-value=":VIDEO / @自宅 / メモ / kb,keyboard / 演奏、play / k-2020-1210-1 / genr=f-rev:relay-12,key=C,chor=C;Dm;Am,other=topic:クリシェ,for=ph-N">
            <text:p>:VIDEO / @自宅 / メモ / kb,keyboard / 演奏、play / k-2020-1210-1 / genr=f-rev:relay-12,key=C,chor=C;Dm;Am,other=topic:クリシェ,for=ph-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10_14-01-28_000.mp4</text:p>
          </table:table-cell>
          <table:table-cell table:style-name="ce8" office:value-type="string">
            <text:p>:VIDEO / @自宅 / メモ / kb,keyboard / 演奏、play / k-2020-1210-2 / genr=relay-6:ph-N,cp=~</text:p>
          </table:table-cell>
          <table:table-cell table:style-name="ce17"/>
          <table:table-cell table:style-name="ce4"/>
          <table:table-cell table:style-name="ce4"/>
          <table:table-cell table:style-name="ce33" table:formula="of:=IF([.E35]=&quot;&quot;;[.C35];CONCATENATE([.C35];&quot; / &quot;;[.E35]))" office:value-type="string" office:string-value=":VIDEO / @自宅 / メモ / kb,keyboard / 演奏、play / k-2020-1210-2 / genr=relay-6:ph-N,cp=~">
            <text:p>:VIDEO / @自宅 / メモ / kb,keyboard / 演奏、play / k-2020-1210-2 / genr=relay-6:ph-N,cp=~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10_15-33-07_000.mp4</text:p>
          </table:table-cell>
          <table:table-cell table:style-name="ce17" office:value-type="string">
            <text:p>:VIDEO / @自室 / 記録 / 姿勢について：身体：上体 / 机に、ダンボールをおいて作業する</text:p>
          </table:table-cell>
          <table:table-cell table:style-name="ce18"/>
          <table:table-cell table:style-name="ce4"/>
          <table:table-cell table:style-name="ce4"/>
          <table:table-cell table:style-name="ce33" table:formula="of:=IF([.E36]=&quot;&quot;;[.C36];CONCATENATE([.C36];&quot; / &quot;;[.E36]))" office:value-type="string" office:string-value=":VIDEO / @自室 / 記録 / 姿勢について：身体：上体 / 机に、ダンボールをおいて作業する">
            <text:p>:VIDEO / @自室 / 記録 / 姿勢について：身体：上体 / 机に、ダンボールをおいて作業す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11_19-13-16_000.mp4</text:p>
          </table:table-cell>
          <table:table-cell table:style-name="ce8" office:value-type="string">
            <text:p>:VIDEO / @自室 / 記録 / jap.flute / 演奏、play / f-2020-1211-1 / genr=tips:how-to-blow:oct-2:no-2;oct-3:no-1;no-2</text:p>
          </table:table-cell>
          <table:table-cell table:style-name="ce16"/>
          <table:table-cell table:style-name="ce4"/>
          <table:table-cell table:style-name="ce4"/>
          <table:table-cell table:style-name="ce33" table:formula="of:=IF([.E37]=&quot;&quot;;[.C37];CONCATENATE([.C37];&quot; / &quot;;[.E37]))" office:value-type="string" office:string-value=":VIDEO / @自室 / 記録 / jap.flute / 演奏、play / f-2020-1211-1 / genr=tips:how-to-blow:oct-2:no-2;oct-3:no-1;no-2">
            <text:p>:VIDEO / @自室 / 記録 / jap.flute / 演奏、play / f-2020-1211-1 / genr=tips:how-to-blow:oct-2:no-2;oct-3:no-1;no-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3"/>
          <table:table-cell table:style-name="ce4"/>
          <table:table-cell table:style-name="ce4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3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3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3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3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2020/12/12</text:date>, <text:time>12:0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12T12:04:09.91</dc:date>
    <dc:creator>iwabuchi ken</dc:creator>
    <meta:editing-duration>P29DT7H47M33S</meta:editing-duration>
    <meta:editing-cycles>10866</meta:editing-cycles>
    <meta:document-statistic meta:table-count="1" meta:cell-count="517" meta:object-count="0"/>
  </office:meta>
</office:document-meta>
</file>